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_2f_O" style:display-name="I/O" style:family="table">
      <style:table-properties style:width="6.925in" table:align="margins" style:shadow="none"/>
    </style:style>
    <style:style style:name="I_2f_O.A" style:display-name="I/O.A" style:family="table-column">
      <style:table-column-properties style:column-width="0.7479in" style:rel-column-width="1077*"/>
    </style:style>
    <style:style style:name="I_2f_O.B" style:display-name="I/O.B" style:family="table-column">
      <style:table-column-properties style:column-width="6.1771in" style:rel-column-width="8895*"/>
    </style:style>
    <style:style style:name="I_2f_O.A1" style:display-name="I/O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722in" style:rel-column-width="1256*"/>
    </style:style>
    <style:style style:name="Table1.B" style:family="table-column">
      <style:table-column-properties style:column-width="6.0528in" style:rel-column-width="87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List_20_Paragraph">
      <style:text-properties officeooo:paragraph-rsid="001b6029"/>
    </style:style>
    <style:style style:name="P2" style:family="paragraph" style:parent-style-name="List_20_Paragraph" style:list-style-name="L4">
      <style:text-properties officeooo:rsid="001e016f" officeooo:paragraph-rsid="001e016f"/>
    </style:style>
    <style:style style:name="P3" style:family="paragraph" style:parent-style-name="List_20_Paragraph">
      <style:text-properties officeooo:rsid="001ee69c" officeooo:paragraph-rsid="001ee69c"/>
    </style:style>
    <style:style style:name="P4" style:family="paragraph" style:parent-style-name="List_20_Paragraph" style:list-style-name="L4">
      <style:text-properties officeooo:rsid="001ee69c" officeooo:paragraph-rsid="001ee69c"/>
    </style:style>
    <style:style style:name="P5" style:family="paragraph" style:parent-style-name="List_20_Paragraph">
      <style:text-properties officeooo:paragraph-rsid="001e016f"/>
    </style:style>
    <style:style style:name="P6" style:family="paragraph" style:parent-style-name="List_20_Paragraph">
      <style:text-properties officeooo:rsid="0020b3c5" officeooo:paragraph-rsid="0020b3c5"/>
    </style:style>
    <style:style style:name="P7" style:family="paragraph" style:parent-style-name="List_20_Paragraph" style:list-style-name="L4">
      <style:text-properties officeooo:rsid="0020b3c5" officeooo:paragraph-rsid="0020b3c5"/>
    </style:style>
    <style:style style:name="P8" style:family="paragraph" style:parent-style-name="List_20_Paragraph" style:list-style-name="L4">
      <style:text-properties officeooo:rsid="0020b3c5" officeooo:paragraph-rsid="0024896e"/>
    </style:style>
    <style:style style:name="P9" style:family="paragraph" style:parent-style-name="List_20_Paragraph">
      <style:text-properties officeooo:paragraph-rsid="001b6029"/>
    </style:style>
    <style:style style:name="P10" style:family="paragraph" style:parent-style-name="List_20_Paragraph">
      <style:text-properties fo:font-weight="bold" officeooo:paragraph-rsid="001b6029" style:font-weight-asian="bold" style:font-weight-complex="bold"/>
    </style:style>
    <style:style style:name="P11" style:family="paragraph" style:parent-style-name="List_20_Paragraph">
      <style:text-properties fo:font-weight="bold" officeooo:paragraph-rsid="001ee69c" style:font-weight-asian="bold" style:font-weight-complex="bold"/>
    </style:style>
    <style:style style:name="P12" style:family="paragraph" style:parent-style-name="List_20_Paragraph">
      <style:paragraph-properties fo:text-align="center" style:justify-single-word="false"/>
      <style:text-properties fo:font-weight="bold" officeooo:rsid="00321762" officeooo:paragraph-rsid="00321762" style:font-weight-asian="bold" style:font-weight-complex="bold"/>
    </style:style>
    <style:style style:name="P13" style:family="paragraph" style:parent-style-name="List_20_Paragraph" style:list-style-name="L5">
      <style:paragraph-properties fo:margin-left="0in" fo:margin-right="0in" fo:text-indent="0in" style:auto-text-indent="false"/>
      <style:text-properties officeooo:paragraph-rsid="001b602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paragraph-rsid="001b6029"/>
    </style:style>
    <style:style style:name="P15" style:family="paragraph" style:parent-style-name="Table_20_Contents">
      <style:text-properties officeooo:rsid="002996c5" officeooo:paragraph-rsid="002996c5"/>
    </style:style>
    <style:style style:name="P16" style:family="paragraph" style:parent-style-name="Table_20_Contents">
      <style:text-properties officeooo:rsid="002ae652" officeooo:paragraph-rsid="002ae652"/>
    </style:style>
    <style:style style:name="P17" style:family="paragraph" style:parent-style-name="Table_20_Contents">
      <style:text-properties officeooo:rsid="002cb320" officeooo:paragraph-rsid="002cb320"/>
    </style:style>
    <style:style style:name="P18" style:family="paragraph" style:parent-style-name="Table_20_Contents">
      <style:text-properties officeooo:rsid="002d00d5" officeooo:paragraph-rsid="002d00d5"/>
    </style:style>
    <style:style style:name="P19" style:family="paragraph" style:parent-style-name="Table_20_Contents">
      <style:text-properties officeooo:rsid="002dd068" officeooo:paragraph-rsid="002dd068"/>
    </style:style>
    <style:style style:name="P20" style:family="paragraph" style:parent-style-name="Table_20_Contents">
      <style:text-properties officeooo:rsid="0030d2c0" officeooo:paragraph-rsid="0030d2c0"/>
    </style:style>
    <style:style style:name="P21" style:family="paragraph" style:parent-style-name="Table_20_Contents">
      <style:text-properties officeooo:rsid="00370041" officeooo:paragraph-rsid="00370041"/>
    </style:style>
    <style:style style:name="T1" style:family="text">
      <style:text-properties officeooo:rsid="0022a098"/>
    </style:style>
    <style:style style:name="T2" style:family="text">
      <style:text-properties officeooo:rsid="0023703d"/>
    </style:style>
    <style:style style:name="T3" style:family="text">
      <style:text-properties officeooo:rsid="00275458"/>
    </style:style>
    <style:style style:name="T4" style:family="text">
      <style:text-properties officeooo:rsid="0027bab9"/>
    </style:style>
    <style:style style:name="T5" style:family="text">
      <style:text-properties officeooo:rsid="002dd068"/>
    </style:style>
    <style:style style:name="T6" style:family="text">
      <style:text-properties officeooo:rsid="002f4a4d"/>
    </style:style>
    <style:style style:name="T7" style:family="text">
      <style:text-properties officeooo:rsid="002fdc54"/>
    </style:style>
    <style:style style:name="T8" style:family="text">
      <style:text-properties officeooo:rsid="0030d2c0"/>
    </style:style>
    <style:style style:name="T9" style:family="text">
      <style:text-properties officeooo:rsid="0032e753"/>
    </style:style>
    <style:style style:name="T10" style:family="text">
      <style:text-properties officeooo:rsid="0033fd5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dd06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HCL Degree Planner</text:p>
      <text:p text:style-name="P12"/>
      <text:p text:style-name="P10"/>
      <text:p text:style-name="P10"><text:span text:style-name="T1">P</text:span>urpose</text:p>
      <text:p text:style-name="P5"><text:span text:style-name="T9">This program will help UHCL Computer Science B.S. students select courses for the next term and all subsequent terms until graduation.</text:span></text:p>
      <text:p text:style-name="P1"/>
      <text:p text:style-name="P11"><text:span text:style-name="T1">P</text:span>roduct <text:span text:style-name="T1">F</text:span>eatures</text:p>
      <text:list xml:id="list3489102551" text:style-name="L4">
        <text:list-item>
          <text:p text:style-name="P2"><text:span text:style-name="T1">Students will be </text:span>present<text:span text:style-name="T1">ed</text:span> with a list of only the courses eligible to be taken <text:span text:style-name="T1">for each term. <text:s/>Courses that have unmet prerequisites will not be shown. <text:s/>Upper-Level CSCI and CENG courses will not be shown until the CS Lower-Level Core is completed.</text:span></text:p>
        </text:list-item>
        <text:list-item>
          <text:p text:style-name="P8"><text:span text:style-name="T1">F</text:span>or each course that can be taken, the number of other courses for which that course is a prerequisite <text:span text:style-name="T1">will be shown. <text:s/>This should encourage students to prioritize taking courses that are prerequisites of other courses.</text:span></text:p>
        </text:list-item>
        <text:list-item>
          <text:p text:style-name="P7"><text:span text:style-name="T10">At the beginning of the program, students can indicate </text:span>courses already completed at the keyboard and/or from an input file.</text:p>
        </text:list-item>
        <text:list-item>
          <text:p text:style-name="P4"><text:span text:style-name="T2">After choosing courses for each term until all requirements are completed, students will be presented with a degree plan summary that can also be saved to a file.</text:span></text:p>
        </text:list-item>
      </text:list>
      <text:p text:style-name="P3"/>
      <text:p text:style-name="P10"><text:span text:style-name="T3">Inputs and Outputs</text:span></text:p>
      <table:table table:name="I/O" table:style-name="I_2f_O">
        <table:table-column table:style-name="I_2f_O.A"/>
        <table:table-column table:style-name="I_2f_O.B"/>
        <table:table-row>
          <table:table-cell table:style-name="I_2f_O.A1" office:value-type="string">
            <text:p text:style-name="P21">Input</text:p>
          </table:table-cell>
          <table:table-cell table:style-name="I_2f_O.A1" office:value-type="string">
            <text:p text:style-name="P21">Data defined in constants include the COURSECATALOG that lists courses, courses titles, and their prerequisites. <text:s/>Other constants include <text:s/></text:p>
          </table:table-cell>
        </table:table-row>
        <table:table-row>
          <table:table-cell table:style-name="I_2f_O.A1" office:value-type="string">
            <text:p text:style-name="P15"/>
          </table:table-cell>
          <table:table-cell table:style-name="I_2f_O.A1" office:value-type="string">
            <text:p text:style-name="P15"/>
          </table:table-cell>
        </table:table-row>
        <table:table-row>
          <table:table-cell table:style-name="I_2f_O.A1" office:value-type="string">
            <text:p text:style-name="P15">Input</text:p>
          </table:table-cell>
          <table:table-cell table:style-name="I_2f_O.A1" office:value-type="string">
            <text:p text:style-name="P15">The student <text:span text:style-name="T4">will be prompted to enter courses already taken and/or file names with a list of courses to load.</text:span></text:p>
          </table:table-cell>
        </table:table-row>
        <table:table-row>
          <table:table-cell table:style-name="I_2f_O.A1" office:value-type="string">
            <text:p text:style-name="P15">Output</text:p>
          </table:table-cell>
          <table:table-cell table:style-name="I_2f_O.A1" office:value-type="string">
            <text:p text:style-name="P16">The program will verify each course that is successfully added.</text:p>
          </table:table-cell>
        </table:table-row>
        <table:table-row>
          <table:table-cell table:style-name="I_2f_O.A1" office:value-type="string">
            <text:p text:style-name="Table_20_Contents"/>
          </table:table-cell>
          <table:table-cell table:style-name="I_2f_O.A1" office:value-type="string">
            <text:p text:style-name="Table_20_Contents"/>
          </table:table-cell>
        </table:table-row>
        <table:table-row>
          <table:table-cell table:style-name="I_2f_O.A1" office:value-type="string">
            <text:p text:style-name="P16">Input</text:p>
          </table:table-cell>
          <table:table-cell table:style-name="I_2f_O.A1" office:value-type="string">
            <text:p text:style-name="P16">The student will be prompted to enter their starting term (Fall, Spring, or Summer)</text:p>
          </table:table-cell>
        </table:table-row>
        <table:table-row>
          <table:table-cell table:style-name="I_2f_O.A1" office:value-type="string">
            <text:p text:style-name="P16">Input</text:p>
          </table:table-cell>
          <table:table-cell table:style-name="I_2f_O.A1" office:value-type="string">
            <text:p text:style-name="P16">The student will be prompted to enter their starting year (last 2-digits only)</text:p>
          </table:table-cell>
        </table:table-row>
        <table:table-row>
          <table:table-cell table:style-name="I_2f_O.A1" office:value-type="string">
            <text:p text:style-name="Table_20_Contents"/>
          </table:table-cell>
          <table:table-cell table:style-name="I_2f_O.A1" office:value-type="string">
            <text:p text:style-name="Table_20_Contents"/>
          </table:table-cell>
        </table:table-row>
        <table:table-row>
          <table:table-cell table:style-name="I_2f_O.A1" office:value-type="string">
            <text:p text:style-name="P16">Output</text:p>
          </table:table-cell>
          <table:table-cell table:style-name="I_2f_O.A1" office:value-type="string">
            <text:p text:style-name="P17">The program will print a heading for the term, e.g. “Fall 2017 choices:”, followed by a numbered menu of eligible courses to take.</text:p>
          </table:table-cell>
        </table:table-row>
        <table:table-row>
          <table:table-cell table:style-name="I_2f_O.A1" office:value-type="string">
            <text:p text:style-name="P17">Input</text:p>
          </table:table-cell>
          <table:table-cell table:style-name="I_2f_O.A1" office:value-type="string">
            <text:p text:style-name="P17">The student will select courses by menu number and press &lt;Enter&gt; when finished.</text:p>
          </table:table-cell>
        </table:table-row>
        <table:table-row>
          <table:table-cell table:style-name="I_2f_O.A1" office:value-type="string">
            <text:p text:style-name="P17">Output</text:p>
          </table:table-cell>
          <table:table-cell table:style-name="I_2f_O.A1" office:value-type="string">
            <text:p text:style-name="P17">The program will restate the courses selected for that term.</text:p>
          </table:table-cell>
        </table:table-row>
        <table:table-row>
          <table:table-cell table:style-name="I_2f_O.A1" office:value-type="string">
            <text:p text:style-name="P17"/>
          </table:table-cell>
          <table:table-cell table:style-name="I_2f_O.A1" office:value-type="string">
            <text:p text:style-name="P17">The program will continue in a loop by presenting the course menu for the next term until all required courses are complete.</text:p>
          </table:table-cell>
        </table:table-row>
        <table:table-row>
          <table:table-cell table:style-name="I_2f_O.A1" office:value-type="string">
            <text:p text:style-name="P17"/>
          </table:table-cell>
          <table:table-cell table:style-name="I_2f_O.A1" office:value-type="string">
            <text:p text:style-name="P17"/>
          </table:table-cell>
        </table:table-row>
        <table:table-row>
          <table:table-cell table:style-name="I_2f_O.A1" office:value-type="string">
            <text:p text:style-name="P18">Output</text:p>
          </table:table-cell>
          <table:table-cell table:style-name="I_2f_O.A1" office:value-type="string">
            <text:p text:style-name="P18">After all required courses have been chosen, a complete degree plan summary will be presented showing which courses are planned for each term through degree completion.</text:p>
          </table:table-cell>
        </table:table-row>
        <table:table-row>
          <table:table-cell table:style-name="I_2f_O.A1" office:value-type="string">
            <text:p text:style-name="P18">Input</text:p>
          </table:table-cell>
          <table:table-cell table:style-name="I_2f_O.A1" office:value-type="string">
            <text:p text:style-name="P18">The student will then be prompted to enter a file name to save the degree plan summary.</text:p>
          </table:table-cell>
        </table:table-row>
        <table:table-row>
          <table:table-cell table:style-name="I_2f_O.A1" office:value-type="string">
            <text:p text:style-name="P18">Output</text:p>
          </table:table-cell>
          <table:table-cell table:style-name="I_2f_O.A1" office:value-type="string">
            <text:p text:style-name="P18">If a file name is entered, the degree plan summary will be saved.</text:p>
          </table:table-cell>
        </table:table-row>
        <text:soft-page-break/>
        <table:table-row>
          <table:table-cell table:style-name="I_2f_O.A1" office:value-type="string">
            <text:p text:style-name="P18"/>
          </table:table-cell>
          <table:table-cell table:style-name="I_2f_O.A1" office:value-type="string">
            <text:p text:style-name="P18">The program will end.</text:p>
          </table:table-cell>
        </table:table-row>
      </table:table>
      <text:p text:style-name="P6"/>
      <text:p text:style-name="P1"><text:span text:style-name="T12">S</text:span><text:span text:style-name="T11">chedu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Nov 7</text:p>
          </table:table-cell>
          <table:table-cell table:style-name="Table1.B1" office:value-type="string">
            <text:p text:style-name="P19">The program already works. <text:s/>Continually make incremental improvements to the program code <text:span text:style-name="T6">and in-line comments</text:span>. <text:s/><text:span text:style-name="T6">Add </text:span>introductory and explanatory text and <text:span text:style-name="T6">dress up the presentation of </text:span>prompts. <text:s/>Write the pseudocode. <text:s/><text:span text:style-name="T6">Start writing test code if I can find out what the testing guidelines are. <text:s/></text:span></text:p>
          </table:table-cell>
        </table:table-row>
        <table:table-row>
          <table:table-cell table:style-name="Table1.A2" office:value-type="string">
            <text:p text:style-name="P19">Nov 14</text:p>
          </table:table-cell>
          <table:table-cell table:style-name="Table1.B2" office:value-type="string">
            <text:p text:style-name="P19">Pseudocode complete. <text:span text:style-name="T8">Continue developing the test code.</text:span> </text:p>
          </table:table-cell>
        </table:table-row>
        <table:table-row>
          <table:table-cell table:style-name="Table1.A2" office:value-type="string">
            <text:p text:style-name="P19">Nov 21</text:p>
          </table:table-cell>
          <table:table-cell table:style-name="Table1.B2" office:value-type="string">
            <text:p text:style-name="P19">Testing complete. <text:s/><text:span text:style-name="T7">Write the flowchart.</text:span></text:p>
          </table:table-cell>
        </table:table-row>
        <table:table-row>
          <table:table-cell table:style-name="Table1.A2" office:value-type="string">
            <text:p text:style-name="P19">Nov 28</text:p>
          </table:table-cell>
          <table:table-cell table:style-name="Table1.B2" office:value-type="string">
            <text:p text:style-name="P19">Flowchart complete</text:p>
          </table:table-cell>
        </table:table-row>
        <table:table-row>
          <table:table-cell table:style-name="Table1.A2" office:value-type="string">
            <text:p text:style-name="P20">Nov 30</text:p>
          </table:table-cell>
          <table:table-cell table:style-name="Table1.B2" office:value-type="string">
            <text:p text:style-name="P20">Presentation</text:p>
          </table:table-cell>
        </table:table-row>
      </table:table>
      <text:list xml:id="list712339354" text:style-name="L5">
        <text:list-header>
          <text:p text:style-name="P13"/>
        </text:list-header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36:30.845742097</meta:creation-date>
    <dc:date>2017-11-04T01:36:44.456606465</dc:date>
    <meta:editing-duration>PT1H27M57S</meta:editing-duration>
    <meta:editing-cycles>18</meta:editing-cycles>
    <meta:generator>LibreOffice/5.3.1.2$Linux_X86_64 LibreOffice_project/30m0$Build-2</meta:generator>
    <meta:document-statistic meta:table-count="2" meta:image-count="0" meta:object-count="0" meta:page-count="2" meta:paragraph-count="45" meta:word-count="446" meta:character-count="2673" meta:non-whitespace-character-count="2262"/>
  </office:meta>
</office:document-meta>
</file>